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だめだ。　このプラズマ状の格子、触れるのは
危険すぎ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かならない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では、常夏さん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さて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君はあたしの大事な大事な稀薬を飲みほして
くれちゃったわけだ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幸いにも、あの薬は人体に吸収はされるけど
分解されるようにはできてない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、君の体から薬を取り出すことは
可能ってわけ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ガクガクブルブル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、と、と、取り出すって・・・ま、ま、ま、まさか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メスでお腹を・・・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念ながら、ここにはそういう外科設備は
無いんだよね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、まあちょっと回りくどい方法だ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下から出してもらうことにしたよ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、そ、それ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、口あけて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むむむ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、ただの水だよ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中におしっこが出やすくなる薬をたっぷり
混ぜてあるけどね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メだよちゃんと飲まなき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抵抗するなら、そこに捕まえてあるお友達に
ナニかしちゃうよ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子だね～。　そのまま全部飲むんだ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ぐ・・・んぐ・・・んぐ・・・んぐ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ぶはぁっ！！　はあ・・・は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～い、よくできました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はどうするか、分かるよね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その・・・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、そっ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パンツはいたままじゃ、できないよ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わわわわわわ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、早乙女！！　あんたはこっち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、これで準備オッケー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んな格好・・・はずかしいよぉ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おおお・・・す、すごい眺め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・・・色んな意味でマズイのでは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しないで、したくなったらすぐに出すんだよ
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あれだけ大量の水と利尿剤じゃ、どんなに
我慢しても、せいぜい1時間が限界だろうけど
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だからって、こんなトコで、こんな格好で
するなんて・・・できな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絶対我慢しなきゃ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だ10分くらいしか経ってないの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、けっこう・・・したくなってき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その顔。　さっそく利いてきた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べ、べつに・・・平気だ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な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かな～？　ちょっとお腹さわってい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！？　いや、当店では、おさわりは禁止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！　ち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ぐい～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あっ、あ、あっ、お、押さないでっ、ぁ、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ーん、さすがにまだ早いか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ちょっと溜まるのを待つか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くぅ・・・ま、負けるもんか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、そろそろ30分経過するころ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～て、尿意の方はどう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かなりキツいと思う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だ、大丈夫・・・だも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頑張る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あんまり頑張られても、あたしが
困っちゃうんだよね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せ最後は出しちゃうんだから、早いほうが
いいと思う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さないもん・・・、が、我慢するも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、あたしゃ抽出装置の調整でもしてくる
かね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う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・・・し、したい・・・っ　も、もれそう
　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、この体勢じゃ、も、もう長くは・・・我慢
　できない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らら、本当によく耐えてる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ぅ・・・っ、ふぅ・・・っ、ふ・・・ぅ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えー！　膀胱パンパンじゃない！
（つんつん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ぁっ！！　だ、めぇっ！　やめっ！！！
んあああ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くこんなに我慢できるね～！　ちょっと
感動しちゃったよ～！
（ぐい、ぐい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んっ、く、ぁっ！　だめ、だめえぇっ！！
でちゃうっ！　でちゃ、うっ、でちゃうっ！！！
あ、ぁあっ！！！　でちゃうよおぉ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までくれば、あとはもう時間の問題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は敬意を表して、自然に限界になるまで
待っててあげるよ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、う、ぅ・・・っ、ぁ・・・は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まん・・・っ、がまん・・・っ！　く、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だ・・・め・・・むり・・・でちゃう・・・でちゃ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ちゃう・・・おしっこ・・・む、り・・・ぁ・・・っ
だ、・・・だめ・・・ぇ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ちゃうでちゃう・・・っ！　ぁ！　あ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ぁ、あ！！　いや、だめっ！！　でちゃ、
ぅっ！！　ぁ！！　ああっ！　でちゃうっ！！！
おしっこっ！！　でちゃう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ぁぁあああっ！！！　も、も、も・・・
もぅ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っ！！！　だめえええぇぇ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ぁ・・・、あ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見ちゃ・・・だめ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ぁ・・・</text:p>
          </table:table-cell>
          <table:table-cell table:style-name="ce0" office:value-type="string">
            <text:p>Map083</text:p>
          </table:table-cell>
          <table:table-cell table:style-name="ce0"/>
          <table:table-cell table:style-name="ce0" office:value-type="string">
            <text:p>Ah... ahh...</text:p>
          </table:table-cell>
          <table:table-cell table:number-columns-repeated="1020"/>
        </table:table-row>
        <table:table-row>
          <table:table-cell table:style-name="ce0" office:value-type="string">
            <text:p>これはこれは・・・想定外にいっぱい出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って・・・////　必死で我慢したんだもん
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言ったじゃない～！　どうせ出すなら
早い方がいい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、さっそくこれを抽出装置にかけて
稀薬を取り出すとしようか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格好のままで放置しないでええぇぇ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よく頑張っ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うん。　あたしだったら、最初の20分で
ギブアップしてた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・・・薬持って行かれ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大丈夫です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開発が成功するとは限りませんし、
成功したとしても、私たち熾天少女が
食い止めればいいん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くこく！）</text:p>
          </table:table-cell>
          <table:table-cell table:style-name="ce0" office:value-type="string">
            <text:p>Map315</text:p>
          </table:table-cell>
          <table:table-cell table:style-name="ce0"/>
          <table:table-cell table:style-name="ce0" office:value-type="string">
            <text:p>*nod* *nod* *nod*!</text:p>
          </table:table-cell>
          <table:table-cell table:number-columns-repeated="1020"/>
        </table:table-row>
        <table:table-row>
          <table:table-cell table:style-name="ce0" office:value-type="string">
            <text:p>うー・・・みんな、ごめんね。　ありがと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はむこをあのままにしておけ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にかして、ここを脱出する方法は
ないの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にっ！？　なにがあったの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ゅ、急に真っ暗に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巨大な物が落下してきたような
感じの轟音だった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てください！　光の格子が消えて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！　なんかよく分からないけど、出るなら
今だ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、大丈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ー、助かったよ。　ありがとう、にゃん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恥ずかしくて死ぬかと思った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てるこちらも気が気ではありませんで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無事で良かった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早乙女くーん！　もう出てきていいよ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があったかは聞かない方がよさそう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当たり前でしょ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今のうちに早く外へ出ましょ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3T21:33:42+01:00</meta:creation-date>
    <dc:date>2020-01-03T21:33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